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15400" calcext:value-type="float">
            <text:p>1154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28600" calcext:value-type="float">
            <text:p>286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0:.F8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3:00:05.873937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3T13:00:16.100749395</dc:date>
    <meta:editing-duration>P10DT39M54S</meta:editing-duration>
    <meta:editing-cycles>3109</meta:editing-cycles>
    <meta:generator>LibreOffice/4.2.8.2$Linux_X86_64 LibreOffice_project/420m0$Build-2</meta:generator>
    <meta:document-statistic meta:table-count="18" meta:cell-count="8366" meta:object-count="0"/>
  </office:meta>
</office:document-meta>
</file>